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cking pallets into truck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umber of truck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ruck capacity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umber of pallet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allet weights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2:35:01.702598135</meta:creation-date>
    <dc:date>2024-01-08T12:37:33.443481987</dc:date>
    <meta:editing-duration>PT2M33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